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7af" officeooo:paragraph-rsid="0018a7af"/>
    </style:style>
    <style:style style:name="P2" style:family="paragraph" style:parent-style-name="Standard">
      <style:text-properties officeooo:rsid="00200472" officeooo:paragraph-rsid="00200472"/>
    </style:style>
    <style:style style:name="P3" style:family="paragraph" style:parent-style-name="Standard">
      <style:text-properties officeooo:rsid="002471d2" officeooo:paragraph-rsid="002471d2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1d2" officeooo:paragraph-rsid="002471d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variant="normal" fo:text-transform="none" fo:color="#2a00ff" style:font-name="Consolas" fo:font-size="10pt" fo:letter-spacing="normal" fo:font-style="italic" fo:font-weight="normal" officeooo:rsid="0024796a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variant="normal" fo:text-transform="none" fo:color="#3f5fbf" style:font-name="Consolas1" fo:font-size="10pt" fo:letter-spacing="normal" fo:font-style="normal" fo:font-weight="normal" officeooo:rsid="00375fe2" officeooo:paragraph-rsid="00375fe2" style:font-size-asian="10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officeooo:paragraph-rsid="0018a7af"/>
    </style:style>
    <style:style style:name="P14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8a7af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acfe9" officeooo:paragraph-rsid="001acfe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17631" officeooo:paragraph-rsid="0021763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cf5f6" officeooo:paragraph-rsid="003cf5f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3cf5f6" officeooo:paragraph-rsid="003cf5f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3e1657" officeooo:paragraph-rsid="003e165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3e1657" officeooo:paragraph-rsid="004d3dfc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3e1657" officeooo:paragraph-rsid="004ec07a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0d0c4" officeooo:paragraph-rsid="0040d0c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0d0c4" officeooo:paragraph-rsid="0049590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0d0c4" officeooo:paragraph-rsid="004d3df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0d0c4" officeooo:paragraph-rsid="004ec07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2b605" officeooo:paragraph-rsid="0042b60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42c31" officeooo:paragraph-rsid="00442c3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5f32a" officeooo:paragraph-rsid="0045f32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5f32a" officeooo:paragraph-rsid="004afdc2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88803" officeooo:paragraph-rsid="0048880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afdc2" officeooo:paragraph-rsid="004afdc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d3dfc" officeooo:paragraph-rsid="004d3df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ec07a" officeooo:paragraph-rsid="004ec07a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5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756c4" officeooo:paragraph-rsid="002756c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81467" officeooo:paragraph-rsid="00281467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7">
      <style:text-properties fo:font-variant="normal" fo:text-transform="none" fo:color="#000000" style:font-name="Arial" fo:font-size="12pt" fo:letter-spacing="normal" fo:font-style="normal" fo:font-weight="normal" officeooo:rsid="002b0215" officeooo:paragraph-rsid="002b0215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8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4f67aa" officeooo:paragraph-rsid="004f67aa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5">
      <style:text-properties fo:font-variant="normal" fo:text-transform="none" fo:color="#2a00ff" style:font-name="Consolas" fo:font-size="10pt" fo:letter-spacing="normal" fo:font-style="italic" fo:font-weight="normal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45" style:family="paragraph" style:parent-style-name="Standard" style:list-style-name="L6">
      <style:text-properties fo:font-variant="normal" fo:text-transform="none" fo:color="#2a00ff" style:font-name="Consolas" fo:font-size="10pt" fo:letter-spacing="normal" fo:font-style="italic" fo:font-weight="normal" officeooo:rsid="00281467" officeooo:paragraph-rsid="00281467" style:font-size-asian="10pt" style:font-style-asian="italic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text-properties officeooo:rsid="001acfe9" officeooo:paragraph-rsid="001acfe9"/>
    </style:style>
    <style:style style:name="P47" style:family="paragraph" style:parent-style-name="Standard" style:list-style-name="L4">
      <style:text-properties officeooo:rsid="0020913a" officeooo:paragraph-rsid="0020913a"/>
    </style:style>
    <style:style style:name="P48" style:family="paragraph" style:parent-style-name="Standard" style:list-style-name="L4">
      <style:text-properties officeooo:rsid="003cf5f6" officeooo:paragraph-rsid="003cf5f6"/>
    </style:style>
    <style:style style:name="P49" style:family="paragraph" style:parent-style-name="Standard" style:list-style-name="L4">
      <style:text-properties officeooo:rsid="003e1657" officeooo:paragraph-rsid="004d3dfc"/>
    </style:style>
    <style:style style:name="P50" style:family="paragraph" style:parent-style-name="Standard" style:list-style-name="L4">
      <style:text-properties officeooo:rsid="003e1657" officeooo:paragraph-rsid="004ec07a"/>
    </style:style>
    <style:style style:name="P51" style:family="paragraph" style:parent-style-name="Standard" style:list-style-name="L4">
      <style:text-properties officeooo:rsid="004d3dfc" officeooo:paragraph-rsid="004ec07a"/>
    </style:style>
    <style:style style:name="P52" style:family="paragraph" style:parent-style-name="Standard" style:list-style-name="L5">
      <style:text-properties officeooo:paragraph-rsid="0024796a"/>
    </style:style>
    <style:style style:name="P53" style:family="paragraph" style:parent-style-name="Standard" style:list-style-name="L6">
      <style:text-properties officeooo:rsid="002756c4" officeooo:paragraph-rsid="002756c4"/>
    </style:style>
    <style:style style:name="P54" style:family="paragraph" style:parent-style-name="Standard" style:list-style-name="L7">
      <style:text-properties officeooo:rsid="002b0215" officeooo:paragraph-rsid="002b0215"/>
    </style:style>
    <style:style style:name="P55" style:family="paragraph" style:parent-style-name="Standard" style:list-style-name="L7">
      <style:text-properties officeooo:rsid="002c05bc" officeooo:paragraph-rsid="002c05bc"/>
    </style:style>
    <style:style style:name="P56" style:family="paragraph" style:parent-style-name="Standard" style:list-style-name="L7">
      <style:text-properties officeooo:rsid="002e5888" officeooo:paragraph-rsid="002e5888"/>
    </style:style>
    <style:style style:name="P57" style:family="paragraph" style:parent-style-name="Standard" style:list-style-name="L8">
      <style:text-properties officeooo:paragraph-rsid="0033e520"/>
    </style:style>
    <style:style style:name="P58" style:family="paragraph" style:parent-style-name="Standard" style:list-style-name="L8">
      <style:text-properties officeooo:paragraph-rsid="00375fe2"/>
    </style:style>
    <style:style style:name="P59" style:family="paragraph" style:parent-style-name="Standard">
      <style:paragraph-properties fo:break-before="page"/>
      <style:text-properties fo:font-variant="normal" fo:text-transform="none" fo:color="#000000" style:font-name="Arial" fo:font-size="12pt" fo:letter-spacing="normal" fo:font-style="normal" fo:font-weight="normal" officeooo:rsid="003cf5f6" officeooo:paragraph-rsid="003cf5f6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4">
      <style:paragraph-properties fo:break-before="page"/>
      <style:text-properties fo:font-variant="normal" fo:text-transform="none" fo:color="#000000" style:font-name="Arial" fo:font-size="12pt" fo:letter-spacing="normal" fo:font-style="normal" fo:font-weight="normal" officeooo:rsid="0045f32a" officeooo:paragraph-rsid="0045f32a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8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18a7af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8a7af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20214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23a0d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2425d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479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33e52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375fe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3a3bc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Arial" fo:font-size="12pt" fo:letter-spacing="normal" fo:font-style="normal" fo:font-weight="normal" officeooo:rsid="003e1657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2pt" fo:letter-spacing="normal" fo:font-style="normal" fo:font-weight="normal" officeooo:rsid="003f617e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officeooo:rsid="004d3dfc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officeooo:rsid="004ec07a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646464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a00ff" style:font-name="Consolas" fo:font-size="10pt" fo:letter-spacing="normal" fo:font-style="italic" fo:font-weight="normal" style:font-size-asian="10pt" style:font-style-asian="italic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3f5fbf" style:font-name="Consolas1" fo:font-size="10pt" fo:letter-spacing="normal" fo:font-style="normal" fo:font-weight="normal" officeooo:rsid="00375fe2" style:font-size-asian="10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2a00ff" style:font-name="Consolas1" fo:font-size="10pt" style:font-size-asian="10pt"/>
    </style:style>
    <style:style style:name="T20" style:family="text">
      <style:text-properties fo:color="#2a00ff" style:font-name="Consolas1" fo:font-size="10pt" fo:font-style="italic" style:font-size-asian="10pt" style:font-style-asian="italic"/>
    </style:style>
    <style:style style:name="T21" style:family="text">
      <style:text-properties fo:color="#2a00ff" style:font-name="Consolas1" fo:font-size="10pt" fo:font-style="italic" officeooo:rsid="00357130" style:font-size-asian="10pt" style:font-style-asian="italic"/>
    </style:style>
    <style:style style:name="T22" style:family="text">
      <style:text-properties fo:color="#000000" style:font-name="Consolas1" fo:font-size="10pt" style:font-size-asian="10pt"/>
    </style:style>
    <style:style style:name="T23" style:family="text">
      <style:text-properties officeooo:rsid="00317093"/>
    </style:style>
    <style:style style:name="T24" style:family="text">
      <style:text-properties fo:color="#008080" style:font-name="Consolas1" fo:font-size="10pt" style:font-size-asian="10pt"/>
    </style:style>
    <style:style style:name="T25" style:family="text">
      <style:text-properties fo:color="#3f7f7f" style:font-name="Consolas1" fo:font-size="10pt" style:font-size-asian="10pt"/>
    </style:style>
    <style:style style:name="T26" style:family="text">
      <style:text-properties style:font-name="Consolas1" fo:font-size="10pt" style:font-size-asian="10pt"/>
    </style:style>
    <style:style style:name="T27" style:family="text">
      <style:text-properties fo:color="#7f007f" style:font-name="Consolas1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rbereitung</text:p>
      <text:p text:style-name="P1">Installation</text:p>
      <text:p text:style-name="P1">IDE: Eclipse Luna EE</text:p>
      <text:p text:style-name="P1">Plugins: </text:p>
      <text:list xml:id="list3140811426404101431" text:style-name="L1">
        <text:list-item>
          <text:p text:style-name="P13"><text:span text:style-name="T1"><text:s/></text:span><text:span text:style-name="T3">Eclipse Grovy REPL Scripting Environment 1.6.0 zur Live Scriptüberprüfung</text:span></text:p>
        </text:list-item>
        <text:list-item>
          <text:p text:style-name="P14">AngularJS Eclipse 0.7.0 (mit Tern Eclipse und NodeJS)</text:p>
        </text:list-item>
        <text:list-item>
          <text:p text:style-name="P14">Jboss Tools installation ohne Angular JS Abhängigkeiten zu überschreiben</text:p>
        </text:list-item>
      </text:list>
      <text:p text:style-name="P4"/>
      <text:p text:style-name="P4">Initialation eines AngularJS Projects</text:p>
      <text:list xml:id="list1847518850175330439" text:style-name="L2">
        <text:list-item>
          <text:p text:style-name="P15">neues Dynamic Web Project</text:p>
        </text:list-item>
        <text:list-item>
          <text:p text:style-name="P15">zu einem AngularJS Projekt umwandeln über Configure/Convert</text:p>
        </text:list-item>
        <text:list-item>
          <text:p text:style-name="P15">im Ordner WebContent Ordner app und libraries anlege</text:p>
        </text:list-item>
        <text:list-item>
          <text:p text:style-name="P15">app beinhaltet *.js Dateien als Controller und *.html Dateien als View</text:p>
        </text:list-item>
        <text:list-item>
          <text:p text:style-name="P15">libraries beinahltet entpackte ANGULARJS und BOOTSTRAP Bibliotheken</text:p>
        </text:list-item>
        <text:list-item>
          <text:p text:style-name="P46"><text:span text:style-name="T2">Angularjs Library </text:span><text:a xlink:type="simple" xlink:href="https://angularjs.org/">https://angularjs.org/</text:a><text:span text:style-name="T2"> verwendet 1.3.4. hilfe nicht mit in Project einbinden führt zu Fehlern</text:span></text:p>
        </text:list-item>
        <text:list-item>
          <text:p text:style-name="P46"><text:span text:style-name="T2">Bootstrap Library </text:span><text:a xlink:type="simple" xlink:href="http://getbootstrap.com/getting-started/#download">http://getbootstrap.com/getting-started/#download</text:a></text:p>
          <text:p text:style-name="P17"/>
        </text:list-item>
        <text:list-item>
          <text:p text:style-name="P15">Java script recourses Einstellungen app ordner als Source Folder</text:p>
        </text:list-item>
        <text:list-item>
          <text:p text:style-name="P15">Java script recourses Einstellungen libraries ordner als library Folder </text:p>
        </text:list-item>
        <text:list-item>
          <text:p text:style-name="P15">Im Ordner WebContent eine index.html als Einstiegspunkt anlegen</text:p>
        </text:list-item>
      </text:list>
      <text:p text:style-name="P4"/>
      <text:p text:style-name="P4">Start und Einrichtung Wildfly Server und Model Project</text:p>
      <text:list xml:id="list1043175871747790261" text:style-name="L3">
        <text:list-item>
          <text:p text:style-name="P16">Einrichtung Wildfly </text:p>
        </text:list-item>
        <text:list-item>
          <text:p text:style-name="P18">PostgressSQL Verbindung zum Wildfly Server</text:p>
        </text:list-item>
        <text:list-item>
          <text:p text:style-name="P18">Laden des Modell Projektes und Start auf dem Wildfly Server</text:p>
        </text:list-item>
        <text:list-item>
          <text:p text:style-name="P18">Laden des Angularjs Projectes auf dem Wildfly Server</text:p>
        </text:list-item>
      </text:list>
      <text:p text:style-name="P5"/>
      <text:p text:style-name="P2"><text:span text:style-name="T2">Rest </text:span><text:span text:style-name="T4">Entwicklung Server</text:span></text:p>
      <text:list xml:id="list3212971982604560100" text:style-name="L4">
        <text:list-item>
          <text:p text:style-name="P47"><text:span text:style-name="T4">S</text:span><text:span text:style-name="T2">imple Rest für Entitys unter „/Entityname+REST“</text:span></text:p>
        </text:list-item>
        <text:list-item>
          <text:p text:style-name="P19">verwendung von Response und entityManager</text:p>
        </text:list-item>
        <text:list-item>
          <text:p text:style-name="P47"><text:span text:style-name="T16">@XmlRootElement</text:span><text:span text:style-name="T2"> in entitys einfügen um XML Ausgabe zu ermöglichen</text:span></text:p>
        </text:list-item>
        <text:list-item>
          <text:p text:style-name="P20">POST Create Angabe ohne ID</text:p>
        </text:list-item>
        <text:list-item>
          <text:p text:style-name="P20">PUT Update mit Angabe der ID</text:p>
        </text:list-item>
        <text:list-item>
          <text:p text:style-name="P20">DELETE eines Elements „/id“</text:p>
        </text:list-item>
        <text:list-item>
          <text:p text:style-name="P20">GET <text:s/>eines Elements „/id“</text:p>
        </text:list-item>
        <text:list-item>
          <text:p text:style-name="P20">GET Liste aller Entitys</text:p>
        </text:list-item>
        <text:list-item>
          <text:p text:style-name="P47"><text:span text:style-name="T2">TODO Ausgabe von Daten </text:span><text:span text:style-name="T6">mit</text:span><text:span text:style-name="T2"> Abhängigkeiten auf Server oder im </text:span><text:span text:style-name="T5">S</text:span><text:span text:style-name="T2">cript</text:span></text:p>
        </text:list-item>
        <text:list-item>
          <text:p text:style-name="P47"><text:span text:style-name="T16">@XmlTransient</text:span><text:span text:style-name="T2"> </text:span><text:span text:style-name="T10">annotation um Ringbezüge zu beenden</text:span></text:p>
        </text:list-item>
        <text:list-item>
          <text:p text:style-name="P48"><text:span text:style-name="T10">E</text:span><text:span text:style-name="T2">rweiterung des AbstractAccopunts mit Accountype-String um den Type im rest ausswerten zu können </text:span></text:p>
        </text:list-item>
      </text:list>
      <text:p text:style-name="P21"/>
      <text:p text:style-name="P59"/>
      <text:list xml:id="list182853700155981" text:continue-numbering="true" text:style-name="L4">
        <text:list-item>
          <text:p text:style-name="P48"><text:span text:style-name="T2">Rest Entwicklung für </text:span><text:span text:style-name="T12">E</text:span><text:span text:style-name="T2">ntitys</text:span></text:p>
          <text:list>
            <text:list-item>
              <text:p text:style-name="P22"><text:s/>Bank </text:p>
              <text:list>
                <text:list-item>
                  <text:p text:style-name="P22">Get Liste und Get entity über id pfad</text:p>
                  <text:list>
                    <text:list-item>
                      <text:p text:style-name="P22">Bank Felder</text:p>
                    </text:list-item>
                    <text:list-item>
                      <text:p text:style-name="P48"><text:span text:style-name="T2">Contac</text:span><text:span text:style-name="T11">te der Bank</text:span></text:p>
                    </text:list-item>
                    <text:list-item>
                      <text:p text:style-name="P48"><text:span text:style-name="T2">adresse </text:span><text:span text:style-name="T11">der</text:span><text:span text:style-name="T2"> </text:span><text:span text:style-name="T11">C</text:span><text:span text:style-name="T2">ontacte</text:span></text:p>
                    </text:list-item>
                    <text:list-item>
                      <text:p text:style-name="P48"><text:span text:style-name="T11">C</text:span><text:span text:style-name="T2">ustomer </text:span><text:span text:style-name="T11">der Bank</text:span></text:p>
                    </text:list-item>
                    <text:list-item>
                      <text:p text:style-name="P48"><text:span text:style-name="T11">C</text:span><text:span text:style-name="T2">ontact des </text:span><text:span text:style-name="T11">C</text:span><text:span text:style-name="T2">ustomer</text:span><text:span text:style-name="T11">s</text:span></text:p>
                    </text:list-item>
                    <text:list-item>
                      <text:p text:style-name="P48"><text:span text:style-name="T11">A</text:span><text:span text:style-name="T2">dresse </text:span><text:span text:style-name="T11">der</text:span><text:span text:style-name="T2"> </text:span><text:span text:style-name="T11">C</text:span><text:span text:style-name="T2">ontacte des </text:span><text:span text:style-name="T11">C</text:span><text:span text:style-name="T2">ustomer</text:span><text:span text:style-name="T11">s</text:span></text:p>
                    </text:list-item>
                  </text:list>
                </text:list-item>
                <text:list-item>
                  <text:p text:style-name="P23">POST</text:p>
                  <text:list>
                    <text:list-item>
                      <text:p text:style-name="P23">Bank name</text:p>
                    </text:list-item>
                    <text:list-item>
                      <text:p text:style-name="P23">Bank Sortcode</text:p>
                    </text:list-item>
                  </text:list>
                </text:list-item>
                <text:list-item>
                  <text:p text:style-name="P23">PUT</text:p>
                  <text:list>
                    <text:list-item>
                      <text:p text:style-name="P23">Bank id</text:p>
                    </text:list-item>
                    <text:list-item>
                      <text:p text:style-name="P23">Bank name</text:p>
                    </text:list-item>
                    <text:list-item>
                      <text:p text:style-name="P23">Bank sortcode</text:p>
                    </text:list-item>
                  </text:list>
                </text:list-item>
                <text:list-item>
                  <text:p text:style-name="P23">DELETE</text:p>
                  <text:list>
                    <text:list-item>
                      <text:p text:style-name="P23">/id pfad</text:p>
                      <text:p text:style-name="P23"/>
                    </text:list-item>
                  </text:list>
                </text:list-item>
              </text:list>
            </text:list-item>
            <text:list-item>
              <text:p text:style-name="P26">AbstractAccount</text:p>
              <text:list>
                <text:list-item>
                  <text:p text:style-name="P26">Get Liste und Get entity über id pfad</text:p>
                  <text:list>
                    <text:list-item>
                      <text:p text:style-name="P26">Account Felder</text:p>
                    </text:list-item>
                    <text:list-item>
                      <text:p text:style-name="P26">Bank zu dem der Account gehört</text:p>
                    </text:list-item>
                    <text:list-item>
                      <text:p text:style-name="P26">Contact der Bank</text:p>
                    </text:list-item>
                    <text:list-item>
                      <text:p text:style-name="P26">Adresse des Contacts der Bank</text:p>
                    </text:list-item>
                    <text:list-item>
                      <text:p text:style-name="P26">Customer zu dem der Account gehört</text:p>
                    </text:list-item>
                    <text:list-item>
                      <text:p text:style-name="P26">Contact des Customer</text:p>
                    </text:list-item>
                    <text:list-item>
                      <text:p text:style-name="P26">Adresse des Contacts des Customers</text:p>
                    </text:list-item>
                  </text:list>
                </text:list-item>
                <text:list-item>
                  <text:p text:style-name="P30">POST für alle 3 Accountypen</text:p>
                  <text:list>
                    <text:list-item>
                      <text:p text:style-name="P30">bank_id</text:p>
                    </text:list-item>
                    <text:list-item>
                      <text:p text:style-name="P30">owner_id</text:p>
                    </text:list-item>
                  </text:list>
                </text:list-item>
                <text:list-item>
                  <text:p text:style-name="P30">Put für alle 3 Accountypen</text:p>
                  <text:list>
                    <text:list-item>
                      <text:p text:style-name="P30">account id</text:p>
                    </text:list-item>
                    <text:list-item>
                      <text:p text:style-name="P30">bank_id</text:p>
                    </text:list-item>
                    <text:list-item>
                      <text:p text:style-name="P30">owner_id</text:p>
                    </text:list-item>
                  </text:list>
                </text:list-item>
                <text:list-item>
                  <text:p text:style-name="P31">DELETE</text:p>
                  <text:list>
                    <text:list-item>
                      <text:p text:style-name="P31">/id pfad</text:p>
                    </text:list-item>
                  </text:list>
                </text:list-item>
                <text:list-item>
                  <text:p text:style-name="P32">Get list by bank</text:p>
                </text:list-item>
                <text:list-item>
                  <text:p text:style-name="P32">Get list by customer</text:p>
                  <text:p text:style-name="P32"/>
                  <text:p text:style-name="P60"/>
                </text:list-item>
              </text:list>
            </text:list-item>
            <text:list-item>
              <text:p text:style-name="P34">Contact</text:p>
              <text:list>
                <text:list-item>
                  <text:p text:style-name="P27">Get Liste und Get entity über id pfad</text:p>
                  <text:list>
                    <text:list-item>
                      <text:p text:style-name="P35">Contact Felder</text:p>
                    </text:list-item>
                    <text:list-item>
                      <text:p text:style-name="P35">adresse von contact</text:p>
                    </text:list-item>
                  </text:list>
                </text:list-item>
                <text:list-item>
                  <text:p text:style-name="P35">Post</text:p>
                  <text:list>
                    <text:list-item>
                      <text:p text:style-name="P35">daten</text:p>
                    </text:list-item>
                    <text:list-item>
                      <text:p text:style-name="P35">adressid</text:p>
                    </text:list-item>
                  </text:list>
                </text:list-item>
                <text:list-item>
                  <text:p text:style-name="P35">put</text:p>
                  <text:list>
                    <text:list-item>
                      <text:p text:style-name="P35">id</text:p>
                    </text:list-item>
                    <text:list-item>
                      <text:p text:style-name="P35">daten</text:p>
                    </text:list-item>
                    <text:list-item>
                      <text:p text:style-name="P35">adressid</text:p>
                    </text:list-item>
                  </text:list>
                </text:list-item>
                <text:list-item>
                  <text:p text:style-name="P35">delete</text:p>
                  <text:list>
                    <text:list-item>
                      <text:p text:style-name="P35">/id pfad</text:p>
                    </text:list-item>
                  </text:list>
                </text:list-item>
                <text:list-item>
                  <text:p text:style-name="P33">Get list by bank</text:p>
                </text:list-item>
                <text:list-item>
                  <text:p text:style-name="P33">Get list by customer</text:p>
                  <text:p text:style-name="P43"/>
                </text:list-item>
              </text:list>
            </text:list-item>
            <text:list-item>
              <text:p text:style-name="P36">Address</text:p>
              <text:list>
                <text:list-item>
                  <text:p text:style-name="P28">Get Liste und Get entity über id pfad</text:p>
                  <text:list>
                    <text:list-item>
                      <text:p text:style-name="P36">adressfelder</text:p>
                    </text:list-item>
                  </text:list>
                </text:list-item>
                <text:list-item>
                  <text:p text:style-name="P24">POST</text:p>
                  <text:list>
                    <text:list-item>
                      <text:p text:style-name="P36">adress felder</text:p>
                    </text:list-item>
                  </text:list>
                </text:list-item>
                <text:list-item>
                  <text:p text:style-name="P24">PUT</text:p>
                  <text:list>
                    <text:list-item>
                      <text:p text:style-name="P49"><text:span text:style-name="T13">adress</text:span><text:span text:style-name="T2"> id</text:span></text:p>
                    </text:list-item>
                    <text:list-item>
                      <text:p text:style-name="P36">adress felder</text:p>
                    </text:list-item>
                  </text:list>
                </text:list-item>
                <text:list-item>
                  <text:p text:style-name="P24">DELETE</text:p>
                  <text:list>
                    <text:list-header>
                      <text:p text:style-name="P24">/id pfad</text:p>
                    </text:list-header>
                  </text:list>
                </text:list-item>
              </text:list>
            </text:list-item>
            <text:list-item>
              <text:p text:style-name="P37">statement</text:p>
              <text:list>
                <text:list-item>
                  <text:p text:style-name="P29">Get Liste und Get entity über id pfad</text:p>
                  <text:list>
                    <text:list-item>
                      <text:p text:style-name="P51"><text:span text:style-name="T14">statement</text:span><text:span text:style-name="T2">felder</text:span></text:p>
                    </text:list-item>
                  </text:list>
                </text:list-item>
                <text:list-item>
                  <text:p text:style-name="P25">POST</text:p>
                  <text:list>
                    <text:list-item>
                      <text:p text:style-name="P51"><text:span text:style-name="T14">statement</text:span><text:span text:style-name="T2"> felder</text:span></text:p>
                    </text:list-item>
                  </text:list>
                </text:list-item>
                <text:list-item>
                  <text:p text:style-name="P25">PUT</text:p>
                  <text:list>
                    <text:list-item>
                      <text:p text:style-name="P50"><text:span text:style-name="T14">statement</text:span><text:span text:style-name="T2"> id</text:span></text:p>
                    </text:list-item>
                    <text:list-item>
                      <text:p text:style-name="P51"><text:span text:style-name="T14">statement</text:span><text:span text:style-name="T2"> felder</text:span></text:p>
                    </text:list-item>
                  </text:list>
                </text:list-item>
                <text:list-item>
                  <text:p text:style-name="P25">DELETE</text:p>
                  <text:list>
                    <text:list-header>
                      <text:p text:style-name="P25">/id pfad</text:p>
                    </text:list-header>
                  </text:list>
                </text:list-item>
                <text:list-item>
                  <text:p text:style-name="P37">getstatementby account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Einbindung der Librarys</text:p>
      <text:list xml:id="list4272135632676764338" text:style-name="L5">
        <text:list-item>
          <text:p text:style-name="P38">Bootstrap CSS Library </text:p>
          <text:list>
            <text:list-item>
              <text:p text:style-name="P38">da sich die views in app/bank-app/view befinden</text:p>
            </text:list-item>
            <text:list-item>
              <text:p text:style-name="P38">als erstes zum WebContent Root Ordner ../../../</text:p>
            </text:list-item>
            <text:list-item>
              <text:p text:style-name="P38">dann in den Ordner libraries/dist/css</text:p>
            </text:list-item>
            <text:list-item>
              <text:p text:style-name="P52"><text:span text:style-name="T7">css mainfile </text:span><text:span text:style-name="T17">bootstrap.css</text:span></text:p>
              <text:p text:style-name="P44"/>
            </text:list-item>
          </text:list>
        </text:list-item>
        <text:list-item>
          <text:p text:style-name="P38">Angularjs Library</text:p>
          <text:list>
            <text:list-item>
              <text:p text:style-name="P38">da sich die views in app/bank-app/view befinden</text:p>
            </text:list-item>
            <text:list-item>
              <text:p text:style-name="P38">als erstes zum WebContent Root Ordner ../../../</text:p>
            </text:list-item>
            <text:list-item>
              <text:p text:style-name="P52"><text:span text:style-name="T7">dann in den Ordner libraries /</text:span><text:span text:style-name="T17">angular-1.3.4</text:span></text:p>
            </text:list-item>
            <text:list-item>
              <text:p text:style-name="P52"><text:span text:style-name="T7">js mainfile </text:span><text:span text:style-name="T17">angular.js</text:span></text:p>
            </text:list-item>
          </text:list>
        </text:list-item>
      </text:list>
      <text:p text:style-name="P11"/>
      <text:p text:style-name="P6"/>
      <text:p text:style-name="P3"><text:span text:style-name="T4">C</text:span><text:span text:style-name="T2">ontroller Templatisierung</text:span></text:p>
      <text:p text:style-name="P8"/>
      <text:list xml:id="list7544433205821783759" text:style-name="L6">
        <text:list-item>
          <text:p text:style-name="P39">Erstellung der Einzelmodule mit Controllern als mainmodule.modulname</text:p>
        </text:list-item>
        <text:list-item>
          <text:p text:style-name="P39">implementierung im hauptmodule in der moduledefinition </text:p>
        </text:list-item>
        <text:list-item>
          <text:p text:style-name="P53"><text:span text:style-name="T15">angular.module(</text:span><text:span text:style-name="T19">'</text:span><text:span text:style-name="T2">mainmodule</text:span><text:span text:style-name="T19">'</text:span><text:span text:style-name="T22">, [</text:span><text:span text:style-name="T19">'</text:span><text:span text:style-name="T2">mainmodule</text:span><text:span text:style-name="T19">.</text:span><text:span text:style-name="T2">modulname1</text:span><text:span text:style-name="T19">'</text:span><text:span text:style-name="T22">,</text:span><text:span text:style-name="T19">'</text:span><text:span text:style-name="T2">mainmodule</text:span><text:span text:style-name="T19">.</text:span><text:span text:style-name="T2">modulname2</text:span><text:span text:style-name="T19">'</text:span><text:span text:style-name="T22">]);</text:span></text:p>
        </text:list-item>
        <text:list-item>
          <text:p text:style-name="P40">implementieung der js files aller untermodule und des Hauptmodules</text:p>
        </text:list-item>
        <text:list-item>
          <text:p text:style-name="P45">module implementieren angular-route.js</text:p>
        </text:list-item>
      </text:list>
      <text:p text:style-name="P8"/>
      <text:p text:style-name="P8">View Templatisierung</text:p>
      <text:list xml:id="list4900690557969327087" text:style-name="L7">
        <text:list-item>
          <text:p text:style-name="P41">Template braucht einen eigenen Controllern</text:p>
        </text:list-item>
        <text:list-item>
          <text:p text:style-name="P54">ng-include mit template url im Controller als Variable </text:p>
        </text:list-item>
        <text:list-item>
          <text:p text:style-name="P54">Controller variable muss imt html code mit 'variable' implementiert werden da Angularjs sonst die url nicht auflösen kann </text:p>
        </text:list-item>
        <text:list-item>
          <text:p text:style-name="P55">im Template ng-app und ng-controller implementieren</text:p>
        </text:list-item>
        <text:list-item>
          <text:p text:style-name="P56">controller zum aufruf und zum ausführen in einem Module</text:p>
        </text:list-item>
      </text:list>
      <text:p text:style-name="P9"/>
      <text:p text:style-name="P10">Servereinbindung und Vorbereitung Restanbindung</text:p>
      <text:list xml:id="list7448351176503291943" text:style-name="L8">
        <text:list-item>
          <text:p text:style-name="P42">nach download projeckt maven projekt refresh</text:p>
        </text:list-item>
        <text:list-item>
          <text:p text:style-name="P42">javx.ws activieren <text:span text:style-name="T23">in pom.xml</text:span></text:p>
        </text:list-item>
        <text:list-item>
          <text:p text:style-name="P57"><text:span text:style-name="T8">change persistence.xml </text:span><text:span text:style-name="T24">&lt;</text:span><text:span text:style-name="T25">property</text:span><text:span text:style-name="T26"> </text:span><text:span text:style-name="T27">name</text:span><text:span text:style-name="T22">=</text:span><text:span text:style-name="T20">"hibernate.hbm2ddl.auto"</text:span><text:span text:style-name="T26"> </text:span><text:span text:style-name="T27">value</text:span><text:span text:style-name="T22">=</text:span><text:span text:style-name="T20">"update"</text:span><text:span text:style-name="T26"> </text:span><text:span text:style-name="T24">/&gt;</text:span></text:p>
        </text:list-item>
        <text:list-item>
          <text:p text:style-name="P57"><text:span text:style-name="T8">from </text:span><text:span text:style-name="T24">&lt;</text:span><text:span text:style-name="T25">property</text:span><text:span text:style-name="T26"> </text:span><text:span text:style-name="T27">name</text:span><text:span text:style-name="T22">=</text:span><text:span text:style-name="T20">"hibernate.hbm2ddl.auto"</text:span><text:span text:style-name="T26"> </text:span><text:span text:style-name="T27">value</text:span><text:span text:style-name="T22">=</text:span><text:span text:style-name="T20">"</text:span><text:span text:style-name="T21">drop</text:span><text:span text:style-name="T20">"</text:span><text:span text:style-name="T26"> </text:span><text:span text:style-name="T24">/&gt;</text:span></text:p>
        </text:list-item>
        <text:list-item>
          <text:p text:style-name="P58"><text:span text:style-name="T9">update web.xml </text:span><text:span text:style-name="T18">mit restpfad </text:span></text:p>
        </text:list-item>
        <text:list-item>
          <text:p text:style-name="P61"><text:span text:style-name="T22"><text:s text:c="4"/></text:span><text:span text:style-name="T24">&lt;</text:span><text:span text:style-name="T25">servlet-mapping</text:span><text:span text:style-name="T24">&gt;</text:span></text:p>
        </text:list-item>
        <text:list-item>
          <text:p text:style-name="P61"><text:span text:style-name="T22"><text:s text:c="8"/></text:span><text:span text:style-name="T24">&lt;</text:span><text:span text:style-name="T25">servlet-name</text:span><text:span text:style-name="T24">&gt;</text:span><text:span text:style-name="T22">javax.ws.rs.core.Application</text:span><text:span text:style-name="T24">&lt;/</text:span><text:span text:style-name="T25">servlet-name</text:span><text:span text:style-name="T24">&gt;</text:span></text:p>
        </text:list-item>
        <text:list-item>
          <text:p text:style-name="P61"><text:span text:style-name="T22"><text:s text:c="8"/></text:span><text:span text:style-name="T24">&lt;</text:span><text:span text:style-name="T25">url-pattern</text:span><text:span text:style-name="T24">&gt;</text:span><text:span text:style-name="T22">/rest/*</text:span><text:span text:style-name="T24">&lt;/</text:span><text:span text:style-name="T25">url-pattern</text:span><text:span text:style-name="T24">&gt;</text:span></text:p>
        </text:list-item>
        <text:list-item>
          <text:p text:style-name="P61"><text:span text:style-name="T22"><text:s text:c="4"/></text:span><text:span text:style-name="T24">&lt;/</text:span><text:span text:style-name="T25">servlet-mapping</text:span><text:span text:style-name="T24">&gt;</text:span>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3:55:08.687000000</meta:creation-date>
    <dc:date>2014-12-19T18:28:53.649000000</dc:date>
    <meta:editing-duration>PT10H29M40S</meta:editing-duration>
    <meta:editing-cycles>46</meta:editing-cycles>
    <meta:generator>LibreOffice/4.2.1.1$Windows_x86 LibreOffice_project/d7dbbd7842e6a58b0f521599204e827654e1fb8b</meta:generator>
    <meta:document-statistic meta:table-count="0" meta:image-count="0" meta:object-count="0" meta:page-count="4" meta:paragraph-count="148" meta:word-count="715" meta:character-count="4373" meta:non-whitespace-character-count="3900"/>
  </office:meta>
</office:document-meta>
</file>